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Verdana" svg:font-family="Verdana" style:font-adornments="Normal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125cm" style:rel-column-width="8191*"/>
    </style:style>
    <style:style style:name="Tabla1.H" style:family="table-column">
      <style:table-column-properties style:column-width="2.127cm" style:rel-column-width="819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4.773cm" fo:margin-left="0.97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.A" style:family="table-column">
      <style:table-column-properties style:column-width="3.307cm"/>
    </style:style>
    <style:style style:name="Taula1.B" style:family="table-column">
      <style:table-column-properties style:column-width="3.286cm"/>
    </style:style>
    <style:style style:name="Taula1.C" style:family="table-column">
      <style:table-column-properties style:column-width="8.179cm"/>
    </style:style>
    <style:style style:name="Tau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>
      <style:table-cell-properties fo:background-color="#c0c0c0" fo:padding="0.097cm" fo:border="0.05pt solid #000000">
        <style:background-image/>
      </style:table-cell-properties>
    </style:style>
    <style:style style:name="Taula1.2" style:family="table-row">
      <style:table-row-properties style:min-row-height="0.448cm" fo:background-color="transparent" fo:keep-together="auto">
        <style:background-image/>
      </style:table-row-properties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3" style:family="table-row">
      <style:table-row-properties fo:background-color="transparent" fo:keep-together="auto">
        <style:background-image/>
      </style:table-row-properties>
    </style:style>
    <style:style style:name="Taula1.A3" style:family="table-cell">
      <style:table-cell-properties fo:padding="0.097cm" fo:border-left="0.05pt solid #000000" fo:border-right="none" fo:border-top="none" fo:border-bottom="0.05pt solid #000000"/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4" style:family="table-row">
      <style:table-row-properties fo:background-color="transparent" fo:keep-together="auto">
        <style:background-image/>
      </style:table-row-properties>
    </style:style>
    <style:style style:name="Taula1.A4" style:family="table-cell">
      <style:table-cell-properties fo:padding="0.097cm" fo:border-left="0.05pt solid #000000" fo:border-right="none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5" style:family="table-row">
      <style:table-row-properties fo:background-color="transparent" fo:keep-together="auto">
        <style:background-image/>
      </style:table-row-properties>
    </style:style>
    <style:style style:name="Taula1.A5" style:family="table-cell">
      <style:table-cell-properties fo:padding="0.097cm" fo:border-left="0.05pt solid #000000" fo:border-right="none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6" style:family="table-row">
      <style:table-row-properties fo:background-color="transparent" fo:keep-together="auto">
        <style:background-image/>
      </style:table-row-properties>
    </style:style>
    <style:style style:name="Taula1.A6" style:family="table-cell">
      <style:table-cell-properties fo:padding="0.097cm" fo:border-left="0.05pt solid #000000" fo:border-right="none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7" style:family="table-row">
      <style:table-row-properties fo:background-color="transparent" fo:keep-together="auto">
        <style:background-image/>
      </style:table-row-properties>
    </style:style>
    <style:style style:name="Taula1.A7" style:family="table-cell">
      <style:table-cell-properties fo:padding="0.097cm" fo:border-left="0.05pt solid #000000" fo:border-right="none" fo:border-top="none" fo:border-bottom="0.05pt solid #000000"/>
    </style:style>
    <style:style style:name="Taula1.8" style:family="table-row">
      <style:table-row-properties fo:background-color="transparent" fo:keep-together="auto">
        <style:background-image/>
      </style:table-row-properties>
    </style:style>
    <style:style style:name="Taula1.A8" style:family="table-cell">
      <style:table-cell-properties fo:padding="0.097cm" fo:border-left="0.05pt solid #000000" fo:border-right="none" fo:border-top="none" fo:border-bottom="0.05pt solid #000000"/>
    </style:style>
    <style:style style:name="Taula1.9" style:family="table-row">
      <style:table-row-properties fo:background-color="transparent" fo:keep-together="auto">
        <style:background-image/>
      </style:table-row-properties>
    </style:style>
    <style:style style:name="Taula1.A9" style:family="table-cell">
      <style:table-cell-properties fo:padding="0.097cm" fo:border-left="0.05pt solid #000000" fo:border-right="none" fo:border-top="none" fo:border-bottom="0.05pt solid #000000"/>
    </style:style>
    <style:style style:name="Taula1.10" style:family="table-row">
      <style:table-row-properties fo:background-color="transparent" fo:keep-together="auto">
        <style:background-image/>
      </style:table-row-properties>
    </style:style>
    <style:style style:name="Taula1.A10" style:family="table-cell">
      <style:table-cell-properties fo:padding="0.097cm" fo:border-left="0.05pt solid #000000" fo:border-right="none" fo:border-top="none" fo:border-bottom="0.05pt solid #000000"/>
    </style:style>
    <style:style style:name="Taula1.11" style:family="table-row">
      <style:table-row-properties fo:background-color="transparent" fo:keep-together="auto">
        <style:background-image/>
      </style:table-row-properties>
    </style:style>
    <style:style style:name="Taula1.A11" style:family="table-cell">
      <style:table-cell-properties fo:padding="0.097cm" fo:border-left="0.05pt solid #000000" fo:border-right="none" fo:border-top="none" fo:border-bottom="0.05pt solid #000000"/>
    </style:style>
    <style:style style:name="Taula1.12" style:family="table-row">
      <style:table-row-properties fo:background-color="transparent" fo:keep-together="auto">
        <style:background-image/>
      </style:table-row-properties>
    </style:style>
    <style:style style:name="Tau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13" style:family="table-row">
      <style:table-row-properties fo:background-color="transparent" fo:keep-together="auto">
        <style:background-image/>
      </style:table-row-properties>
    </style:style>
    <style:style style:name="Tau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14" style:family="table-row">
      <style:table-row-properties fo:background-color="transparent" fo:keep-together="auto">
        <style:background-image/>
      </style:table-row-properties>
    </style:style>
    <style:style style:name="Tau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15" style:family="table-row">
      <style:table-row-properties fo:background-color="transparent" fo:keep-together="auto">
        <style:background-image/>
      </style:table-row-properties>
    </style:style>
    <style:style style:name="Tau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16" style:family="table-row">
      <style:table-row-properties fo:background-color="transparent" fo:keep-together="auto">
        <style:background-image/>
      </style:table-row-properties>
    </style:style>
    <style:style style:name="Tau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9pt" style:font-size-asian="9pt" style:font-size-complex="9pt"/>
    </style:style>
    <style:style style:name="P2" style:family="paragraph" style:parent-style-name="Table_20_Contents">
      <style:text-properties fo:font-size="10.5pt" style:font-size-asian="12pt"/>
    </style:style>
    <style:style style:name="P3" style:family="paragraph" style:parent-style-name="Table_20_Contents">
      <style:paragraph-properties fo:text-align="center" style:justify-single-word="false"/>
      <style:text-properties fo:color="#0066b3" fo:font-size="10.5pt" officeooo:rsid="0003e748" officeooo:paragraph-rsid="001be759" style:font-size-asian="12pt"/>
    </style:style>
    <style:style style:name="P4" style:family="paragraph" style:parent-style-name="Table_20_Contents">
      <style:paragraph-properties fo:text-align="center" style:justify-single-word="false"/>
      <style:text-properties fo:color="#0066b3" fo:font-size="10.5pt" fo:font-weight="bold" officeooo:rsid="0003e748" officeooo:paragraph-rsid="001be759" style:font-size-asian="12pt" style:font-weight-asian="bold" style:font-weight-complex="bold"/>
    </style:style>
    <style:style style:name="P5" style:family="paragraph" style:parent-style-name="Table_20_Contents">
      <style:text-properties fo:color="#0066b3" fo:font-size="10.5pt" fo:font-weight="normal" officeooo:rsid="001f1630" style:font-size-asian="12pt" style:font-weight-asian="normal" style:font-weight-complex="normal"/>
    </style:style>
    <style:style style:name="P6" style:family="paragraph" style:parent-style-name="Table_20_Contents">
      <style:text-properties fo:color="#0066b3" fo:font-size="10.5pt" fo:font-weight="normal" officeooo:rsid="001f41c2" officeooo:paragraph-rsid="001f41c2" style:font-size-asian="12pt" style:font-weight-asian="normal" style:font-weight-complex="normal"/>
    </style:style>
    <style:style style:name="P7" style:family="paragraph" style:parent-style-name="Numbering_20_1" style:list-style-name="Numbering_20_1">
      <style:text-properties officeooo:paragraph-rsid="0026a26b"/>
    </style:style>
    <style:style style:name="P8" style:family="paragraph" style:parent-style-name="Numbering_20_1" style:list-style-name="Numbering_20_1">
      <style:text-properties fo:color="#0066b3" officeooo:rsid="0003e748" officeooo:paragraph-rsid="00055f5c"/>
    </style:style>
    <style:style style:name="P9" style:family="paragraph" style:parent-style-name="Numbering_20_1" style:list-style-name="">
      <style:text-properties fo:color="#0066b3" officeooo:rsid="0003e748" officeooo:paragraph-rsid="0003e748"/>
    </style:style>
    <style:style style:name="P10" style:family="paragraph" style:parent-style-name="Numbering_20_1" style:list-style-name="Numbering_20_1">
      <style:text-properties fo:color="#0066b3" officeooo:rsid="00055f5c" officeooo:paragraph-rsid="00055f5c"/>
    </style:style>
    <style:style style:name="P11" style:family="paragraph" style:parent-style-name="Numbering_20_1" style:list-style-name="Numbering_20_1">
      <style:text-properties fo:color="#0066b3" officeooo:rsid="00070018" officeooo:paragraph-rsid="00070018"/>
    </style:style>
    <style:style style:name="P12" style:family="paragraph" style:parent-style-name="Numbering_20_1" style:list-style-name="Numbering_20_1">
      <style:text-properties fo:color="#0066b3" officeooo:rsid="0008e218" officeooo:paragraph-rsid="0008e218"/>
    </style:style>
    <style:style style:name="P13" style:family="paragraph" style:parent-style-name="Numbering_20_1" style:list-style-name="">
      <style:text-properties fo:color="#0066b3" officeooo:rsid="00096cee" officeooo:paragraph-rsid="00096cee"/>
    </style:style>
    <style:style style:name="P14" style:family="paragraph" style:parent-style-name="Numbering_20_1" style:list-style-name="">
      <style:text-properties fo:color="#0066b3" officeooo:rsid="000c086c" officeooo:paragraph-rsid="000c086c"/>
    </style:style>
    <style:style style:name="P15" style:family="paragraph" style:parent-style-name="Numbering_20_1" style:list-style-name="Numbering_20_1">
      <style:text-properties fo:color="#0066b3" officeooo:rsid="000e18be" officeooo:paragraph-rsid="000e18be"/>
    </style:style>
    <style:style style:name="P16" style:family="paragraph" style:parent-style-name="Numbering_20_1" style:list-style-name="Numbering_20_1">
      <style:text-properties fo:color="#0066b3" officeooo:rsid="000eb6b0" officeooo:paragraph-rsid="000eb6b0"/>
    </style:style>
    <style:style style:name="P17" style:family="paragraph" style:parent-style-name="Numbering_20_1" style:list-style-name="Numbering_20_1">
      <style:text-properties fo:color="#0066b3" fo:font-weight="normal" officeooo:rsid="0025adbf" officeooo:paragraph-rsid="0025adbf" style:font-weight-asian="normal" style:font-weight-complex="normal"/>
    </style:style>
    <style:style style:name="P18" style:family="paragraph" style:parent-style-name="Numbering_20_1" style:list-style-name="Numbering_20_1">
      <style:text-properties fo:color="#0066b3" fo:font-weight="bold" officeooo:rsid="0025adbf" officeooo:paragraph-rsid="0025adbf" style:font-weight-asian="bold" style:font-weight-complex="bold"/>
    </style:style>
    <style:style style:name="P19" style:family="paragraph" style:parent-style-name="Numbering_20_1" style:list-style-name="">
      <style:text-properties officeooo:paragraph-rsid="0003e748"/>
    </style:style>
    <style:style style:name="P20" style:family="paragraph" style:parent-style-name="Numbering_20_1" style:list-style-name="Numbering_20_1">
      <style:text-properties officeooo:rsid="001aa319" officeooo:paragraph-rsid="001aa319"/>
    </style:style>
    <style:style style:name="P21" style:family="paragraph" style:parent-style-name="Numbering_20_1">
      <style:text-properties officeooo:paragraph-rsid="0025adbf"/>
    </style:style>
    <style:style style:name="P22" style:family="paragraph" style:parent-style-name="Numbering_20_1" style:list-style-name="Numbering_20_1">
      <style:text-properties officeooo:rsid="0025adbf" officeooo:paragraph-rsid="0025adbf"/>
    </style:style>
    <style:style style:name="P23" style:family="paragraph" style:parent-style-name="Numbering_20_1" style:list-style-name="Numbering_20_1">
      <style:text-properties officeooo:rsid="0025adbf" officeooo:paragraph-rsid="0026a26b"/>
    </style:style>
    <style:style style:name="P24" style:family="paragraph" style:parent-style-name="Numbering_20_1">
      <style:text-properties officeooo:rsid="0025adbf" officeooo:paragraph-rsid="0025adbf"/>
    </style:style>
    <style:style style:name="P25" style:family="paragraph" style:parent-style-name="Numbering_20_1" style:list-style-name="Numbering_20_1">
      <style:text-properties fo:font-weight="bold" officeooo:rsid="0025adbf" officeooo:paragraph-rsid="0025adbf" style:font-weight-asian="bold" style:font-weight-complex="bold"/>
    </style:style>
    <style:style style:name="P26" style:family="paragraph" style:parent-style-name="Numbering_20_1" style:list-style-name="Numbering_20_1">
      <style:text-properties fo:font-weight="bold" officeooo:rsid="0025adbf" officeooo:paragraph-rsid="0026a26b" style:font-weight-asian="bold" style:font-weight-complex="bold"/>
    </style:style>
    <style:style style:name="P27" style:family="paragraph" style:parent-style-name="Numbering_20_1">
      <style:paragraph-properties fo:margin-left="0cm" fo:margin-right="0cm" fo:text-indent="0cm" style:auto-text-indent="false"/>
      <style:text-properties officeooo:rsid="001aa319" officeooo:paragraph-rsid="001aa319"/>
    </style:style>
    <style:style style:name="P28" style:family="paragraph" style:parent-style-name="Numbering_20_2">
      <style:text-properties officeooo:paragraph-rsid="001928a1"/>
    </style:style>
    <style:style style:name="P29" style:family="paragraph" style:parent-style-name="Numbering_20_2">
      <style:text-properties fo:color="#0066b3" officeooo:rsid="0003e748" officeooo:paragraph-rsid="001928a1"/>
    </style:style>
    <style:style style:name="P30" style:family="paragraph" style:parent-style-name="Numbering_20_2" style:list-style-name="">
      <style:text-properties fo:color="#0066b3" fo:font-weight="bold" officeooo:rsid="001be759" officeooo:paragraph-rsid="001be759" style:font-weight-asian="bold" style:font-weight-complex="bold"/>
    </style:style>
    <style:style style:name="P31" style:family="paragraph" style:parent-style-name="Numbering_20_2" style:list-style-name="">
      <style:text-properties fo:color="#0066b3" fo:font-weight="bold" officeooo:rsid="001c015a" officeooo:paragraph-rsid="001be759" style:font-weight-asian="bold" style:font-weight-complex="bold"/>
    </style:style>
    <style:style style:name="P32" style:family="paragraph" style:parent-style-name="Numbering_20_2">
      <style:text-properties officeooo:rsid="001be759" officeooo:paragraph-rsid="001be759"/>
    </style:style>
    <style:style style:name="P33" style:family="paragraph" style:parent-style-name="Numbering_20_2" style:list-style-name="">
      <style:text-properties officeooo:rsid="001be759" officeooo:paragraph-rsid="001be759"/>
    </style:style>
    <style:style style:name="P34" style:family="paragraph" style:parent-style-name="Numbering_20_2" style:list-style-name=""/>
    <style:style style:name="P35" style:family="paragraph" style:parent-style-name="Numbering_20_2" style:list-style-name="">
      <style:text-properties fo:font-weight="normal" officeooo:rsid="001be759" officeooo:paragraph-rsid="001be759" style:font-weight-asian="normal" style:font-weight-complex="normal"/>
    </style:style>
    <style:style style:name="P36" style:family="paragraph" style:parent-style-name="Numbering_20_2" style:list-style-name="">
      <style:text-properties fo:font-weight="normal" officeooo:rsid="001c015a" officeooo:paragraph-rsid="001c015a" style:font-weight-asian="normal" style:font-weight-complex="normal"/>
    </style:style>
    <style:style style:name="P37" style:family="paragraph" style:parent-style-name="Numbering_20_2" style:list-style-name="Numbering_20_2"/>
    <style:style style:name="P38" style:family="paragraph" style:parent-style-name="Numbering_20_2" style:list-style-name="Numbering_20_2">
      <style:text-properties officeooo:paragraph-rsid="001ec7a8"/>
    </style:style>
    <style:style style:name="P39" style:family="paragraph" style:parent-style-name="Numbering_20_2" style:list-style-name="Numbering_20_2">
      <style:text-properties officeooo:paragraph-rsid="001f1630"/>
    </style:style>
    <style:style style:name="P40" style:family="paragraph" style:parent-style-name="Numbering_20_2" style:list-style-name="Numbering_20_2">
      <style:text-properties officeooo:paragraph-rsid="0020a960"/>
    </style:style>
    <style:style style:name="P41" style:family="paragraph" style:parent-style-name="Numbering_20_2" style:list-style-name="Numbering_20_2">
      <style:text-properties officeooo:paragraph-rsid="0021e7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5f5c" style:font-weight-asian="bold" style:font-weight-complex="bold"/>
    </style:style>
    <style:style style:name="T3" style:family="text">
      <style:text-properties officeooo:rsid="00055f5c"/>
    </style:style>
    <style:style style:name="T4" style:family="text">
      <style:text-properties officeooo:rsid="00061b02"/>
    </style:style>
    <style:style style:name="T5" style:family="text">
      <style:text-properties officeooo:rsid="000aabf5"/>
    </style:style>
    <style:style style:name="T6" style:family="text">
      <style:text-properties fo:color="#0066b3"/>
    </style:style>
    <style:style style:name="T7" style:family="text">
      <style:text-properties fo:color="#0066b3" officeooo:rsid="0003e748"/>
    </style:style>
    <style:style style:name="T8" style:family="text">
      <style:text-properties fo:color="#0066b3" officeooo:rsid="000c086c"/>
    </style:style>
    <style:style style:name="T9" style:family="text">
      <style:text-properties fo:color="#0066b3" fo:font-weight="bold" style:font-weight-asian="bold" style:font-weight-complex="bold"/>
    </style:style>
    <style:style style:name="T10" style:family="text">
      <style:text-properties fo:color="#0066b3" fo:font-weight="bold" officeooo:rsid="0003e748" style:font-weight-asian="bold" style:font-weight-complex="bold"/>
    </style:style>
    <style:style style:name="T11" style:family="text">
      <style:text-properties fo:color="#0066b3" fo:font-weight="bold" officeooo:rsid="001c015a" style:font-weight-asian="bold" style:font-weight-complex="bold"/>
    </style:style>
    <style:style style:name="T12" style:family="text">
      <style:text-properties fo:color="#0066b3" fo:font-weight="normal" style:font-weight-asian="normal" style:font-weight-complex="normal"/>
    </style:style>
    <style:style style:name="T13" style:family="text">
      <style:text-properties fo:color="#0066b3" fo:font-weight="normal" officeooo:rsid="001c015a" style:font-weight-asian="normal" style:font-weight-complex="normal"/>
    </style:style>
    <style:style style:name="T14" style:family="text">
      <style:text-properties fo:color="#0066b3" fo:font-weight="normal" officeooo:rsid="001be759" style:font-weight-asian="normal" style:font-weight-complex="normal"/>
    </style:style>
    <style:style style:name="T15" style:family="text">
      <style:text-properties fo:color="#0066b3" fo:font-weight="normal" officeooo:rsid="001ec7a8" style:font-weight-asian="normal" style:font-weight-complex="normal"/>
    </style:style>
    <style:style style:name="T16" style:family="text">
      <style:text-properties fo:color="#0066b3" fo:font-weight="normal" officeooo:rsid="001f1630" style:font-weight-asian="normal" style:font-weight-complex="normal"/>
    </style:style>
    <style:style style:name="T17" style:family="text">
      <style:text-properties fo:color="#0066b3" fo:font-weight="normal" officeooo:rsid="0020a960" style:font-weight-asian="normal" style:font-weight-complex="normal"/>
    </style:style>
    <style:style style:name="T18" style:family="text">
      <style:text-properties fo:color="#0066b3" fo:font-weight="normal" officeooo:rsid="0021e71a" style:font-weight-asian="normal" style:font-weight-complex="normal"/>
    </style:style>
    <style:style style:name="T19" style:family="text">
      <style:text-properties fo:color="#0066b3" fo:font-weight="normal" officeooo:rsid="0025adbf" style:font-weight-asian="normal" style:font-weight-complex="normal"/>
    </style:style>
    <style:style style:name="T20" style:family="text">
      <style:text-properties fo:color="#0066b3" fo:font-weight="normal" officeooo:rsid="0026a26b" style:font-weight-asian="normal" style:font-weight-complex="normal"/>
    </style:style>
    <style:style style:name="T21" style:family="text">
      <style:text-properties fo:color="#0066b3" officeooo:rsid="001be759"/>
    </style:style>
    <style:style style:name="T22" style:family="text">
      <style:text-properties fo:color="#0066b3" officeooo:rsid="0026a26b"/>
    </style:style>
    <style:style style:name="T23" style:family="text">
      <style:text-properties officeooo:rsid="002772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presentació de la informació</text:h>
      <text:list xml:id="list2305133548" text:style-name="Numbering_20_1">
        <text:list-item>
          <text:p text:style-name="Numbering_20_1">Quants Mbps són 40 Gbps?</text:p>
          <text:p text:style-name="P8"><text:s/><text:span text:style-name="T3">40*1000 = </text:span><text:span text:style-name="T2">40000Mbps</text:span></text:p>
        </text:list-item>
        <text:list-item>
          <text:p text:style-name="Numbering_20_1">La primera versió d'Ethernet de 1973 funcionava a 2,94 Mbps. Quants cops més ràpida és l'Ethernet de 10Gbps respecte l'Ethernet original?</text:p>
          <text:p text:style-name="P10">10<text:span text:style-name="T4">Gbps</text:span>*1000 = 10000Mbps</text:p>
          <text:p text:style-name="P10">10000Mbps/2,94Mbps = <text:span text:style-name="T1">3401,360544218 cops més ràpida</text:span></text:p>
        </text:list-item>
        <text:list-item>
          <text:p text:style-name="Numbering_20_1">Tenim un flux de vídeo de 384kbps, quants bytes per segon es transfereixen?</text:p>
          <text:p text:style-name="P11">384kbps * 1000 = 384000bps</text:p>
          <text:p text:style-name="P11">384000bps/8 = <text:span text:style-name="T1">48000Bps</text:span><text:tab/></text:p>
        </text:list-item>
        <text:list-item>
          <text:p text:style-name="Numbering_20_1">Les dades que van des d'una estació de treball d'usuari a un centre de xarxes d'àrea d'emmagatzemament segueix la ruta que es mostra continuació:</text:p>
        </text:list-item>
      </text:list>
      <text:list xml:id="list2130406626" text:style-name="List_20_2">
        <text:list-item>
          <text:p text:style-name="List_20_2">Estació de treball – IDF<text:tab/>Ethernet de 10 Mbps</text:p>
        </text:list-item>
        <text:list-item>
          <text:p text:style-name="List_20_2">IDF – MDF<text:tab/><text:tab/><text:tab/>Ethernet ràpida de 100 Mbps</text:p>
        </text:list-item>
        <text:list-item>
          <text:p text:style-name="List_20_2">MDF – SAN<text:tab/><text:tab/><text:tab/>Ethernet Gigabit de 1000 Mbps</text:p>
        </text:list-item>
      </text:list>
      <text:list xml:id="list165304801574411" text:continue-list="list2305133548" text:style-name="Numbering_20_1">
        <text:list-header>
          <text:p text:style-name="Numbering_20_1">Quin és el millor temps de descàrrega estimat perquè aquest usuari descarregui un arxiu de 50MB?</text:p>
          <text:p text:style-name="P12">10Mbps * 1000 = 10000Kbps</text:p>
          <text:p text:style-name="P12">10000Kbps * 1000 = 10000000bps</text:p>
        </text:list-header>
      </text:list>
      <text:p text:style-name="P13"/>
      <text:p text:style-name="P13">50MB * 1000 = 50000KB</text:p>
      <text:p text:style-name="P13">50000KB * 1000 = 50000000B</text:p>
      <text:p text:style-name="P13">50000000B * 8 = <text:span text:style-name="T5">400000000b</text:span></text:p>
      <text:p text:style-name="P14">T = S/BW = <text:span text:style-name="T5">400000000b/10000000bps </text:span>= <text:span text:style-name="T1">40s</text:span></text:p>
      <text:p text:style-name="P13"/>
      <text:list xml:id="list165303477078178" text:continue-numbering="true" text:style-name="Numbering_20_1">
        <text:list-header>
          <text:p text:style-name="P12"/>
        </text:list-header>
        <text:list-item>
          <text:p text:style-name="Numbering_20_1"><text:soft-page-break/>Suposem una tassa de transferència fixa de 100KBps. Quants MB ens hem baixat en 6 hores?</text:p>
          <text:p text:style-name="P15">100KBps / 1000 = 0,1MBps</text:p>
          <text:p text:style-name="P16">0,1 * 60 * 60 * 6 = <text:span text:style-name="T1">2160MB</text:span></text:p>
        </text:list-item>
        <text:list-item>
          <text:p text:style-name="Numbering_20_1">El host A permet una comunicació a 112Kbps i el host B a 1,44Mbps. El tràfic de xarxa passa per un node que treballa a 28Kbps. Calcula el temps de descàrrega que correspondria en enviar de A a B el contingut d'un disquet de 1,44MBytes?</text:p>
        </text:list-item>
      </text:list>
      <text:p text:style-name="P9">28kbps → 28000bps</text:p>
      <text:p text:style-name="P9">1,44MB → 12079595,52bps</text:p>
      <text:p text:style-name="P19"><text:span text:style-name="T7">T = S/</text:span><text:span text:style-name="T8">BW</text:span><text:span text:style-name="T7"> = 12079595,52b / 28000bps = </text:span><text:span text:style-name="T10">434,31s</text:span></text:p>
      <text:list xml:id="list165304177494269" text:continue-numbering="true" text:style-name="Numbering_20_1">
        <text:list-item>
          <text:p text:style-name="Numbering_20_1">Converteix els següents números binaris a base decimal:</text:p>
          <text:p text:style-name="P20"><text:span text:style-name="T7">R</text:span><text:span text:style-name="T6">EFERÉNCIA</text:span></text:p>
        </text:list-item>
      </text:list>
      <table:table table:name="Tabla1" table:style-name="Tabla1">
        <table:table-column table:style-name="Tabla1.A" table:number-columns-repeated="7"/>
        <table:table-column table:style-name="Tabla1.H"/>
        <table:table-row>
          <table:table-cell table:style-name="Tabla1.A1" office:value-type="string">
            <text:p text:style-name="P4">2^7</text:p>
          </table:table-cell>
          <table:table-cell table:style-name="Tabla1.A1" office:value-type="string">
            <text:p text:style-name="P4">2^6</text:p>
          </table:table-cell>
          <table:table-cell table:style-name="Tabla1.A1" office:value-type="string">
            <text:p text:style-name="P4">2^5</text:p>
          </table:table-cell>
          <table:table-cell table:style-name="Tabla1.A1" office:value-type="string">
            <text:p text:style-name="P4">2^4</text:p>
          </table:table-cell>
          <table:table-cell table:style-name="Tabla1.A1" office:value-type="string">
            <text:p text:style-name="P4">2^3</text:p>
          </table:table-cell>
          <table:table-cell table:style-name="Tabla1.A1" office:value-type="string">
            <text:p text:style-name="P4">2^2</text:p>
          </table:table-cell>
          <table:table-cell table:style-name="Tabla1.A1" office:value-type="string">
            <text:p text:style-name="P4">2^1</text:p>
          </table:table-cell>
          <table:table-cell table:style-name="Tabla1.H1" office:value-type="string">
            <text:p text:style-name="P4">2^0</text:p>
          </table:table-cell>
        </table:table-row>
        <table:table-row>
          <table:table-cell table:style-name="Tabla1.A2" office:value-type="string">
            <text:p text:style-name="P3">128</text:p>
          </table:table-cell>
          <table:table-cell table:style-name="Tabla1.A2" office:value-type="string">
            <text:p text:style-name="P3">64</text:p>
          </table:table-cell>
          <table:table-cell table:style-name="Tabla1.A2" office:value-type="string">
            <text:p text:style-name="P3">32</text:p>
          </table:table-cell>
          <table:table-cell table:style-name="Tabla1.A2" office:value-type="string">
            <text:p text:style-name="P3">16</text:p>
          </table:table-cell>
          <table:table-cell table:style-name="Tabla1.A2" office:value-type="string">
            <text:p text:style-name="P3">8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2</text:p>
          </table:table-cell>
          <table:table-cell table:style-name="Tabla1.H2" office:value-type="string">
            <text:p text:style-name="P3">1</text:p>
          </table:table-cell>
        </table:table-row>
      </table:table>
      <text:list xml:id="list165303557113695" text:continue-numbering="true" text:style-name="Numbering_20_1">
        <text:list-header>
          <text:p text:style-name="P27"/>
        </text:list-header>
      </text:list>
      <text:list xml:id="list1103684829" text:style-name="Numbering_20_2">
        <text:list-item>
          <text:p text:style-name="P28">01101011</text:p>
          <text:p text:style-name="P29"/>
          <text:p text:style-name="P32"><text:span text:style-name="T7">6</text:span><text:span text:style-name="T6">4+32+8+2+1 = </text:span><text:span text:style-name="T9">107</text:span></text:p>
          <text:p text:style-name="P29"/>
        </text:list-item>
        <text:list-item>
          <text:p text:style-name="Numbering_20_2">10010110</text:p>
        </text:list-item>
      </text:list>
      <text:p text:style-name="P34"/>
      <text:p text:style-name="P35"><text:span text:style-name="T6">128+16+4+2 = </text:span><text:span text:style-name="T9">150</text:span></text:p>
      <text:p text:style-name="P30"/>
      <text:list xml:id="list165305242293221" text:continue-numbering="true" text:style-name="Numbering_20_2">
        <text:list-item>
          <text:p text:style-name="Numbering_20_2">11101001</text:p>
        </text:list-item>
      </text:list>
      <text:p text:style-name="P34"/>
      <text:p text:style-name="P36"><text:span text:style-name="T6">128+64+32+8+1 = </text:span><text:span text:style-name="T9">233</text:span></text:p>
      <text:p text:style-name="P30"/>
      <text:list xml:id="list165304969171257" text:continue-numbering="true" text:style-name="Numbering_20_2">
        <text:list-item>
          <text:p text:style-name="Numbering_20_2">00011011</text:p>
        </text:list-item>
      </text:list>
      <text:p text:style-name="P34"/>
      <text:p text:style-name="P33"><text:span text:style-name="T12">16+8+2+1 </text:span><text:span text:style-name="T13">=</text:span><text:span text:style-name="T11"> 27</text:span></text:p>
      <text:p text:style-name="P30"/>
      <text:list xml:id="list165304416894337" text:continue-numbering="true" text:style-name="Numbering_20_2">
        <text:list-item>
          <text:p text:style-name="Numbering_20_2">01111111</text:p>
        </text:list-item>
      </text:list>
      <text:p text:style-name="P34"/>
      <text:p text:style-name="P36"><text:span text:style-name="T6">64+32+16+8+4+2+1 =</text:span><text:span text:style-name="T9"> 127</text:span></text:p>
      <text:p text:style-name="P30"/>
      <text:list xml:id="list165303840393870" text:continue-numbering="true" text:style-name="Numbering_20_2">
        <text:list-item>
          <text:p text:style-name="Numbering_20_2">1110</text:p>
        </text:list-item>
      </text:list>
      <text:p text:style-name="P34"/>
      <text:p text:style-name="P33"><text:span text:style-name="T12">8+4+2 </text:span><text:span text:style-name="T13">=</text:span><text:span text:style-name="T11"> 14</text:span></text:p>
      <text:p text:style-name="P31"/>
      <text:p text:style-name="P31"/>
      <text:p text:style-name="P31"/>
      <text:list xml:id="list165303332856651" text:continue-list="list165303557113695" text:style-name="Numbering_20_1">
        <text:list-item>
          <text:p text:style-name="Numbering_20_1"><text:soft-page-break/>Converteix els següents números decimals a binaris:</text:p>
        </text:list-item>
      </text:list>
      <text:list xml:id="list165305324270789" text:continue-list="list165303840393870" text:style-name="Numbering_20_2">
        <text:list-item text:start-value="1">
          <text:p text:style-name="P38">123 <text:span text:style-name="T14"><text:s/>→</text:span><text:span text:style-name="T15"> 01111011</text:span></text:p>
        </text:list-item>
        <text:list-item>
          <text:p text:style-name="P38">202 <text:span text:style-name="T14">→</text:span><text:span text:style-name="T15"> 11001010</text:span></text:p>
        </text:list-item>
        <text:list-item>
          <text:p text:style-name="P38">67 <text:span text:style-name="T14">→</text:span><text:span text:style-name="T15"> 1000011</text:span></text:p>
        </text:list-item>
        <text:list-item>
          <text:p text:style-name="P38">7 <text:span text:style-name="T14">→</text:span><text:span text:style-name="T15"> 111</text:span></text:p>
        </text:list-item>
        <text:list-item>
          <text:p text:style-name="P38">252 <text:span text:style-name="T14">→</text:span><text:span text:style-name="T15"> 11111100</text:span></text:p>
        </text:list-item>
        <text:list-item>
          <text:p text:style-name="P38">91 <text:span text:style-name="T14">→</text:span><text:span text:style-name="T15"> 1011011</text:span></text:p>
        </text:list-item>
      </text:list>
      <text:list xml:id="list165305031646393" text:continue-list="list165303332856651" text:style-name="Numbering_20_1">
        <text:list-item>
          <text:p text:style-name="Numbering_20_1">Converteix els següents números hexadecimals a decimals:</text:p>
        </text:list-item>
      </text:list>
      <text:list xml:id="list165305118944844" text:continue-list="list165305324270789" text:style-name="Numbering_20_2">
        <text:list-item text:start-value="1">
          <text:p text:style-name="P39">A1B23 <text:span text:style-name="T14">→ 662307</text:span></text:p>
        </text:list-item>
        <text:list-item>
          <text:p text:style-name="P39">F34D <text:span text:style-name="T14">→ 62285</text:span></text:p>
        </text:list-item>
        <text:list-item>
          <text:p text:style-name="P39">D21395F <text:span text:style-name="T14">→ 220281183</text:span></text:p>
        </text:list-item>
        <text:list-item>
          <text:p text:style-name="P39">8634 <text:span text:style-name="T14">→ 34356</text:span></text:p>
        </text:list-item>
        <text:list-item>
          <text:p text:style-name="P39">A23E <text:span text:style-name="T14">→ 41534</text:span></text:p>
        </text:list-item>
        <text:list-item>
          <text:p text:style-name="P37">FF <text:span text:style-name="T14">→ </text:span><text:span text:style-name="T16">255</text:span></text:p>
        </text:list-item>
      </text:list>
      <text:list xml:id="list165305003204011" text:continue-list="list165305031646393" text:style-name="Numbering_20_1">
        <text:list-item>
          <text:p text:style-name="Numbering_20_1">Converteix els següents números decimals a hexadecimals:</text:p>
        </text:list-item>
      </text:list>
      <text:list xml:id="list165304445767452" text:continue-list="list165305118944844" text:style-name="Numbering_20_2">
        <text:list-item text:start-value="1">
          <text:p text:style-name="P39">123 <text:span text:style-name="T14">→ </text:span><text:span text:style-name="T16">7B</text:span></text:p>
        </text:list-item>
        <text:list-item>
          <text:p text:style-name="P39">275954 <text:span text:style-name="T14">→ </text:span></text:p>
        </text:list-item>
        <text:list-item>
          <text:p text:style-name="P39">68745 <text:span text:style-name="T14">→ 435</text:span><text:span text:style-name="T16">F</text:span><text:span text:style-name="T14">2</text:span></text:p>
        </text:list-item>
        <text:list-item>
          <text:p text:style-name="P39">9 <text:span text:style-name="T14">→ </text:span><text:span text:style-name="T16">9</text:span></text:p>
        </text:list-item>
        <text:list-item>
          <text:p text:style-name="P39">15 <text:span text:style-name="T14">→ </text:span><text:span text:style-name="T16">F</text:span></text:p>
        </text:list-item>
        <text:list-item>
          <text:p text:style-name="P39">1599 <text:span text:style-name="T14">→ </text:span><text:span text:style-name="T16">63F</text:span></text:p>
        </text:list-item>
      </text:list>
      <text:list xml:id="list165303560347191" text:continue-list="list165305003204011" text:style-name="Numbering_20_1">
        <text:list-item>
          <text:p text:style-name="Numbering_20_1">Completa la següent taula:</text:p>
        </text:list-item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Table_20_Heading">Decimal</text:p>
          </table:table-cell>
          <table:table-cell table:style-name="Taula1.A1" office:value-type="string">
            <text:p text:style-name="Table_20_Heading">Hexadecimal</text:p>
          </table:table-cell>
          <table:table-cell table:style-name="Taula1.C1" office:value-type="string">
            <text:p text:style-name="Table_20_Heading">Binari</text:p>
          </table:table-cell>
        </table:table-row>
        <table:table-row table:style-name="Taula1.2">
          <table:table-cell table:style-name="Taula1.A11" office:value-type="string">
            <text:p text:style-name="P5">169</text:p>
          </table:table-cell>
          <table:table-cell table:style-name="Taula1.B6" office:value-type="string">
            <text:p text:style-name="P2">A9</text:p>
          </table:table-cell>
          <table:table-cell table:style-name="Taula1.C2" office:value-type="string">
            <text:p text:style-name="P5">10101001</text:p>
          </table:table-cell>
        </table:table-row>
        <table:table-row table:style-name="Taula1.3">
          <table:table-cell table:style-name="Taula1.A11" office:value-type="string">
            <text:p text:style-name="P6">255</text:p>
          </table:table-cell>
          <table:table-cell table:style-name="Taula1.B6" office:value-type="string">
            <text:p text:style-name="P2">FF</text:p>
          </table:table-cell>
          <table:table-cell table:style-name="Taula1.C2" office:value-type="string">
            <text:p text:style-name="P5">11111111</text:p>
          </table:table-cell>
        </table:table-row>
        <table:table-row table:style-name="Taula1.4">
          <table:table-cell table:style-name="Taula1.A11" office:value-type="string">
            <text:p text:style-name="P5">2989</text:p>
          </table:table-cell>
          <table:table-cell table:style-name="Taula1.B6" office:value-type="string">
            <text:p text:style-name="P2">BAD</text:p>
          </table:table-cell>
          <table:table-cell table:style-name="Taula1.C2" office:value-type="string">
            <text:p text:style-name="P5">101110101101</text:p>
          </table:table-cell>
        </table:table-row>
        <table:table-row table:style-name="Taula1.5">
          <table:table-cell table:style-name="Taula1.A11" office:value-type="string">
            <text:p text:style-name="P6">250.186.218</text:p>
          </table:table-cell>
          <table:table-cell table:style-name="Taula1.B6" office:value-type="string">
            <text:p text:style-name="P2">FA:BA:DA</text:p>
          </table:table-cell>
          <table:table-cell table:style-name="Taula1.C2" office:value-type="string">
            <text:p text:style-name="P5">11111010.10111010.11011010</text:p>
          </table:table-cell>
        </table:table-row>
        <table:table-row table:style-name="Taula1.6">
          <table:table-cell table:style-name="Taula1.A11" office:value-type="string">
            <text:p text:style-name="P5">664008</text:p>
          </table:table-cell>
          <table:table-cell table:style-name="Taula1.B6" office:value-type="string">
            <text:p text:style-name="P2">A21C8</text:p>
          </table:table-cell>
          <table:table-cell table:style-name="Taula1.C2" office:value-type="string">
            <text:p text:style-name="P5">10100010000111001000</text:p>
          </table:table-cell>
        </table:table-row>
        <table:table-row table:style-name="Taula1.7">
          <table:table-cell table:style-name="Taula1.A11" office:value-type="string">
            <text:p text:style-name="P2">53</text:p>
          </table:table-cell>
          <table:table-cell table:style-name="Taula1.C2" office:value-type="string">
            <text:p text:style-name="P5">35</text:p>
          </table:table-cell>
          <table:table-cell table:style-name="Taula1.C2" office:value-type="string">
            <text:p text:style-name="P5">110101</text:p>
          </table:table-cell>
        </table:table-row>
        <table:table-row table:style-name="Taula1.8">
          <table:table-cell table:style-name="Taula1.A11" office:value-type="string">
            <text:p text:style-name="P2">117</text:p>
          </table:table-cell>
          <table:table-cell table:style-name="Taula1.C2" office:value-type="string">
            <text:p text:style-name="P6">75</text:p>
          </table:table-cell>
          <table:table-cell table:style-name="Taula1.C2" office:value-type="string">
            <text:p text:style-name="P5">1110101</text:p>
          </table:table-cell>
        </table:table-row>
        <table:table-row table:style-name="Taula1.9">
          <table:table-cell table:style-name="Taula1.A11" office:value-type="string">
            <text:p text:style-name="P2">115</text:p>
          </table:table-cell>
          <table:table-cell table:style-name="Taula1.C2" office:value-type="string">
            <text:p text:style-name="P6">73</text:p>
          </table:table-cell>
          <table:table-cell table:style-name="Taula1.C2" office:value-type="string">
            <text:p text:style-name="P5">1110011</text:p>
          </table:table-cell>
        </table:table-row>
        <table:table-row table:style-name="Taula1.10">
          <table:table-cell table:style-name="Taula1.A11" office:value-type="string">
            <text:p text:style-name="P2">19</text:p>
          </table:table-cell>
          <table:table-cell table:style-name="Taula1.C2" office:value-type="string">
            <text:p text:style-name="P6">13</text:p>
          </table:table-cell>
          <table:table-cell table:style-name="Taula1.C2" office:value-type="string">
            <text:p text:style-name="P5">10011</text:p>
          </table:table-cell>
        </table:table-row>
        <table:table-row table:style-name="Taula1.11">
          <table:table-cell table:style-name="Taula1.A11" office:value-type="string">
            <text:p text:style-name="P2">212.65.119.45</text:p>
          </table:table-cell>
          <table:table-cell table:style-name="Taula1.C2" office:value-type="string">
            <text:p text:style-name="P6">D4:41:77:2D</text:p>
          </table:table-cell>
          <table:table-cell table:style-name="Taula1.C2" office:value-type="string">
            <text:p text:style-name="P5">11010100.1000001.1110111.101101</text:p>
          </table:table-cell>
        </table:table-row>
        <table:table-row table:style-name="Taula1.12">
          <table:table-cell table:style-name="Taula1.C2" office:value-type="string">
            <text:p text:style-name="P5">42</text:p>
          </table:table-cell>
          <table:table-cell table:style-name="Taula1.C2" office:value-type="string">
            <text:p text:style-name="P6">2A</text:p>
          </table:table-cell>
          <table:table-cell table:style-name="Taula1.C12" office:value-type="string">
            <text:p text:style-name="P2">101010</text:p>
          </table:table-cell>
        </table:table-row>
        <table:table-row table:style-name="Taula1.13">
          <table:table-cell table:style-name="Taula1.C2" office:value-type="string">
            <text:p text:style-name="P5">747</text:p>
          </table:table-cell>
          <table:table-cell table:style-name="Taula1.C2" office:value-type="string">
            <text:p text:style-name="P6">2EB</text:p>
          </table:table-cell>
          <table:table-cell table:style-name="Taula1.C13" office:value-type="string">
            <text:p text:style-name="P2">1011101011</text:p>
          </table:table-cell>
        </table:table-row>
        <table:table-row table:style-name="Taula1.14">
          <table:table-cell table:style-name="Taula1.C2" office:value-type="string">
            <text:p text:style-name="P6">6</text:p>
          </table:table-cell>
          <table:table-cell table:style-name="Taula1.C2" office:value-type="string">
            <text:p text:style-name="P6">6</text:p>
          </table:table-cell>
          <table:table-cell table:style-name="Taula1.C14" office:value-type="string">
            <text:p text:style-name="P2">110</text:p>
          </table:table-cell>
        </table:table-row>
        <table:table-row table:style-name="Taula1.15">
          <table:table-cell table:style-name="Taula1.C2" office:value-type="string">
            <text:p text:style-name="P6">252.60</text:p>
          </table:table-cell>
          <table:table-cell table:style-name="Taula1.C2" office:value-type="string">
            <text:p text:style-name="P6">FC:3C</text:p>
          </table:table-cell>
          <table:table-cell table:style-name="Taula1.C15" office:value-type="string">
            <text:p text:style-name="P2">11111100.00111100</text:p>
          </table:table-cell>
        </table:table-row>
        <table:table-row table:style-name="Taula1.16">
          <table:table-cell table:style-name="Taula1.C2" office:value-type="string">
            <text:p text:style-name="P6">12.128.240.255</text:p>
          </table:table-cell>
          <table:table-cell table:style-name="Taula1.C2" office:value-type="string">
            <text:p text:style-name="P6">C:80:F0:FF</text:p>
          </table:table-cell>
          <table:table-cell table:style-name="Taula1.C16" office:value-type="string">
            <text:p text:style-name="P2">00001100.10000000.11110000.11111111</text:p>
          </table:table-cell>
        </table:table-row>
      </table:table>
      <text:list xml:id="list165303679840335" text:continue-numbering="true" text:style-name="Numbering_20_1">
        <text:list-item>
          <text:p text:style-name="Numbering_20_1">Indica les IP's que mostrem a continuació en el format usual:</text:p>
        </text:list-item>
      </text:list>
      <text:list xml:id="list165305276095757" text:continue-list="list165304445767452" text:style-name="Numbering_20_2">
        <text:list-item text:start-value="1">
          <text:p text:style-name="P40">10011101.01011010.10010010.00010010 <text:span text:style-name="T14">→ </text:span><text:span text:style-name="T17">157.90.146.18</text:span></text:p>
        </text:list-item>
        <text:list-item>
          <text:p text:style-name="P40">11010010.00010001.01010001.10000010 <text:span text:style-name="T14">→ </text:span><text:span text:style-name="T17">210.17.81.130</text:span></text:p>
        </text:list-item>
        <text:list-item>
          <text:p text:style-name="P40">10111110.11001000.01001001.00001010 <text:span text:style-name="T14">→ 190.</text:span><text:span text:style-name="T17">200.73.10</text:span></text:p>
        </text:list-item>
        <text:list-item>
          <text:p text:style-name="P40">11101001.00011011.10000000.10100100 <text:span text:style-name="T14">→ </text:span><text:span text:style-name="T17">233.27.128.164</text:span></text:p>
        </text:list-item>
        <text:list-item>
          <text:p text:style-name="P40"><text:soft-page-break/>10101010.00110100.11100110.00010111 <text:span text:style-name="T14">→ </text:span><text:span text:style-name="T17">170.52.230.23</text:span></text:p>
        </text:list-item>
      </text:list>
      <text:list xml:id="list165304015433886" text:continue-list="list165303679840335" text:style-name="Numbering_20_1">
        <text:list-item>
          <text:p text:style-name="Numbering_20_1">Indica el format binari de les següents IP's:</text:p>
        </text:list-item>
      </text:list>
      <text:list xml:id="list165305168544575" text:continue-list="list165305276095757" text:style-name="Numbering_20_2">
        <text:list-item text:start-value="1">
          <text:p text:style-name="P41">192.168.0.46 <text:span text:style-name="T14">→ 11000000.10101000.</text:span><text:span text:style-name="T18">00000000.00101110</text:span></text:p>
        </text:list-item>
        <text:list-item>
          <text:p text:style-name="P41">213.45.66.3 <text:span text:style-name="T14">→ 11010101.</text:span><text:span text:style-name="T18">00</text:span><text:span text:style-name="T14">101101.</text:span><text:span text:style-name="T18">0</text:span><text:span text:style-name="T14">1000010.</text:span><text:span text:style-name="T18">00000011</text:span></text:p>
        </text:list-item>
        <text:list-item>
          <text:p text:style-name="P41">255.255.255.0 <text:span text:style-name="T14">→ 11111111.11111111.11111111.</text:span><text:span text:style-name="T18">00000000</text:span></text:p>
        </text:list-item>
        <text:list-item>
          <text:p text:style-name="P41">116.127.71.3 <text:span text:style-name="T14">→ </text:span><text:span text:style-name="T18">0</text:span><text:span text:style-name="T14">1110100.</text:span><text:span text:style-name="T18">0</text:span><text:span text:style-name="T14">1111111.</text:span><text:span text:style-name="T18">0</text:span><text:span text:style-name="T14">1000111.</text:span><text:span text:style-name="T18">00000011</text:span></text:p>
        </text:list-item>
        <text:list-item>
          <text:p text:style-name="P41">194.143.255.255 <text:span text:style-name="T14">→ 11000010.10001111.11111111.11111111</text:span></text:p>
        </text:list-item>
        <text:list-item>
          <text:p text:style-name="P41">12.101.9.16 <text:span text:style-name="T14">→ </text:span><text:span text:style-name="T18">00001100.01100101.00001001.00010000</text:span></text:p>
        </text:list-item>
      </text:list>
      <text:list xml:id="list165304861371147" text:continue-list="list165304015433886" text:style-name="Numbering_20_1">
        <text:list-item>
          <text:p text:style-name="P21">Suposem que tenim un ordinador amb una targeta de xarxa amb IP 10.34.23.134. Sabem que la màscara de subxarxa és 255.0.0.0. Quants bits són per a la xarxa i quants per al host? Quin és l'identificador de la xarxa?</text:p>
          <text:p text:style-name="P22"><text:span text:style-name="T14">I</text:span><text:span text:style-name="T12">P = 00001010.00100010.00010111.10000110</text:span></text:p>
          <text:p text:style-name="P24"><text:span text:style-name="T14">N</text:span><text:span text:style-name="T12">ETMASK = 11111111.00000000.00000000.00000000</text:span></text:p>
          <text:p text:style-name="P17">NET = 00001010.00000000.00000000.00000000 → 10.<text:span text:style-name="T23">0.0.0</text:span></text:p>
          <text:p text:style-name="P25"><text:span text:style-name="T21">S</text:span><text:span text:style-name="T6">e usan 8 bits para la red y 24 bits para los hosts</text:span></text:p>
          <text:p text:style-name="P18">El identificador de red es 10.0.0.0</text:p>
        </text:list-item>
        <text:list-item>
          <text:p text:style-name="P21">Suposem que tenim un ordinador amb una targeta de xarxa amb IP 192.168.25.46. Sabem que la màscara de subxarxa és 255.255.252.0. Quants bits són per a la xarxa i quants per al host? Quin és l'identificador de la xarxa?</text:p>
          <text:p text:style-name="P23"><text:span text:style-name="T14">I</text:span><text:span text:style-name="T12">P = </text:span><text:span text:style-name="T14">11000000.10101000.</text:span><text:span text:style-name="T20">000</text:span><text:span text:style-name="T14">11001.</text:span><text:span text:style-name="T20">00</text:span><text:span text:style-name="T14">101110</text:span></text:p>
          <text:p text:style-name="P23"><text:span text:style-name="T14">N</text:span><text:span text:style-name="T12">ETMASK = 11111111.11111111.11111100.00000000</text:span></text:p>
          <text:p text:style-name="P7"><text:span text:style-name="T19">NET = </text:span><text:span text:style-name="T14">11000000.10101000.</text:span><text:span text:style-name="T20">000</text:span><text:span text:style-name="T14">1100</text:span><text:span text:style-name="T20">0</text:span><text:span text:style-name="T19">.00000000 → </text:span><text:span text:style-name="T20">192.168.24.0</text:span></text:p>
          <text:p text:style-name="P25"><text:span text:style-name="T21">S</text:span><text:span text:style-name="T6">e usan </text:span><text:span text:style-name="T22">22</text:span><text:span text:style-name="T6"> bits para la red y </text:span><text:span text:style-name="T22">10</text:span><text:span text:style-name="T6"> bits para los hosts</text:span></text:p>
          <text:p text:style-name="P26"><text:span text:style-name="T6">El identificador de red es </text:span><text:span text:style-name="T22">192.168.24.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Verdana" svg:font-family="Verdana" style:font-adornments="Normal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.499cm" fo:margin-right="0cm" fo:margin-top="0.4cm" fo:margin-bottom="0.21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4cm" fo:margin-right="0cm" fo:margin-top="0cm" fo:margin-bottom="0cm" loext:contextual-spacing="false" fo:text-indent="0cm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1cm" fo:margin-right="0cm" fo:margin-top="0cm" fo:margin-bottom="0cm" loext:contextual-spacing="false" fo:text-indent="0cm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1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99ccff"/>
      <style:paragraph-properties fo:margin-top="0cm" fo:margin-bottom="0cm" loext:contextual-spacing="false" fo:background-color="transparent" fo:padding="0.199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1cm" fo:margin-right="1cm" fo:text-align="justify" style:justify-single-word="false" fo:text-indent="0cm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5b_exercicis_5d__20_text" style:display-name="[exercicis] text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_5b_exercicis_5d__20_Item" style:display-name="[exercicis] Item" style:family="paragraph" style:parent-style-name="_5b_exercicis_5d__20_text" style:list-style-name="_5b_exercicis_5d__20_Numeració" style:class="text">
      <style:paragraph-properties fo:margin-top="0.508cm" fo:margin-bottom="0.152cm" loext:contextual-spacing="false"/>
      <style:text-properties style:font-name="Verdana" fo:font-family="Verdana" style:font-style-name="Normal" style:font-family-generic="swiss" style:font-pitch="variable" fo:font-size="10.5pt"/>
    </style:style>
    <style:style style:name="_5b_exercicis_5d__20_llista" style:display-name="[exercicis] llista" style:family="paragraph" style:parent-style-name="_5b_exercicis_5d__20_text" style:list-style-name="List_20_1">
      <style:paragraph-properties fo:margin-left="1cm" fo:margin-right="0cm" fo:margin-top="0cm" fo:margin-bottom="0cm" loext:contextual-spacing="false" fo:text-indent="0cm" style:auto-text-indent="false"/>
      <style:text-properties style:font-name="Verdana" fo:font-family="Verdana" style:font-style-name="Normal" style:font-family-generic="swiss" style:font-pitch="variable" fo:font-size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StarSymbol"/>
      </text:list-level-style-bullet>
      <text:list-level-style-bullet text:level="2" text:style-name="Bullet_20_Symbols" text:bullet-char="⁰">
        <style:list-level-properties text:space-before="0.401cm" text:min-label-width="0.4cm"/>
        <style:text-properties style:font-name="DejaVu Sans2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3cm"/>
        <style:text-properties style:font-name="StarSymbol"/>
      </text:list-level-style-bullet>
      <text:list-level-style-bullet text:level="2" text:style-name="Bullet_20_Symbols" text:bullet-char="">
        <style:list-level-properties/>
        <style:text-properties style:font-name="StarSymbol"/>
      </text:list-level-style-bullet>
      <text:list-level-style-bullet text:level="3" text:style-name="Bullet_20_Symbols" text:bullet-char="">
        <style:list-level-properties text:space-before="0.6cm" text:min-label-width="0.3cm"/>
        <style:text-properties style:font-name="StarSymbol"/>
      </text:list-level-style-bullet>
      <text:list-level-style-bullet text:level="4" text:style-name="Bullet_20_Symbols" text:bullet-char="">
        <style:list-level-properties text:space-before="0.899cm" text:min-label-width="0.3cm"/>
        <style:text-properties style:font-name="StarSymbol"/>
      </text:list-level-style-bullet>
      <text:list-level-style-bullet text:level="5" text:style-name="Bullet_20_Symbols" text:bullet-char="">
        <style:list-level-properties text:space-before="1.199cm" text:min-label-width="0.3cm"/>
        <style:text-properties style:font-name="StarSymbol"/>
      </text:list-level-style-bullet>
      <text:list-level-style-bullet text:level="6" text:style-name="Bullet_20_Symbols" text:bullet-char="">
        <style:list-level-properties text:space-before="1.499cm" text:min-label-width="0.3cm"/>
        <style:text-properties style:font-name="StarSymbol"/>
      </text:list-level-style-bullet>
      <text:list-level-style-bullet text:level="7" text:style-name="Bullet_20_Symbols" text:bullet-char="">
        <style:list-level-properties text:space-before="1.801cm" text:min-label-width="0.3cm"/>
        <style:text-properties style:font-name="StarSymbol"/>
      </text:list-level-style-bullet>
      <text:list-level-style-bullet text:level="8" text:style-name="Bullet_20_Symbols" text:bullet-char="">
        <style:list-level-properties text:space-before="2.101cm" text:min-label-width="0.3cm"/>
        <style:text-properties style:font-name="StarSymbol"/>
      </text:list-level-style-bullet>
      <text:list-level-style-bullet text:level="9" text:style-name="Bullet_20_Symbols" text:bullet-char="">
        <style:list-level-properties text:space-before="2.401cm" text:min-label-width="0.3cm"/>
        <style:text-properties style:font-name="StarSymbol"/>
      </text:list-level-style-bullet>
      <text:list-level-style-bullet text:level="10" text:style-name="Bullet_20_Symbols" text:bullet-char="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2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3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4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5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6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7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8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9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10" text:style-name="Bullet_20_Symbols" text:bullet-char="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number text:level="3" text:style-name="Numbering_20_Symbols" style:num-suffix="." style:num-format="1">
        <style:list-level-properties text:space-before="1cm" text:min-label-width="0.499cm" text:min-label-distance="0.101cm"/>
      </text:list-level-style-number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199cm"/>
      </text:list-level-style-number>
      <text:list-level-style-number text:level="2" text:style-name="Numbering_20_Symbols" style:num-suffix="." style:num-format="a" text:start-value="2">
        <style:list-level-properties text:space-before="0.499cm" text:min-label-distance="0.199cm"/>
      </text:list-level-style-number>
      <text:list-level-style-number text:level="3" text:style-name="Numbering_20_Symbols" style:num-suffix="." style:num-format="a" text:start-value="3">
        <style:list-level-properties text:space-before="0.998cm"/>
      </text:list-level-style-number>
      <text:list-level-style-number text:level="4" text:style-name="Numbering_20_Symbols" style:num-suffix="." style:num-format="a" text:start-value="4">
        <style:list-level-properties text:space-before="1.998cm"/>
      </text:list-level-style-number>
      <text:list-level-style-number text:level="5" text:style-name="Numbering_20_Symbols" style:num-suffix="." style:num-format="a" text:start-value="5">
        <style:list-level-properties text:space-before="3.249cm"/>
      </text:list-level-style-number>
      <text:list-level-style-number text:level="6" text:style-name="Numbering_20_Symbols" style:num-suffix="." style:num-format="a" text:start-value="6">
        <style:list-level-properties text:space-before="4.748cm"/>
      </text:list-level-style-number>
      <text:list-level-style-number text:level="7" text:style-name="Numbering_20_Symbols" style:num-suffix="." style:num-format="a" text:start-value="7">
        <style:list-level-properties text:space-before="6.549cm"/>
      </text:list-level-style-number>
      <text:list-level-style-number text:level="8" text:style-name="Numbering_20_Symbols" style:num-suffix="." style:num-format="a" text:start-value="8">
        <style:list-level-properties text:space-before="8.849cm"/>
      </text:list-level-style-number>
      <text:list-level-style-number text:level="9" text:style-name="Numbering_20_Symbols" style:num-suffix="." style:num-format="a" text:start-value="9">
        <style:list-level-properties text:space-before="11.449cm"/>
      </text:list-level-style-number>
      <text:list-level-style-number text:level="10" text:style-name="Numbering_20_Symbols" style:num-suffix="." style:num-format="a" text:start-value="10">
        <style:list-level-properties text:space-before="14.25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1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1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1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1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1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1"/>
      </text:list-level-style-bullet>
    </text:list-style>
    <text:list-style style:name="_5b_exercicis_5d__20_Numeració" style:display-name="[exercicis] Numeració">
      <text:list-level-style-number text:level="1" style:num-suffix="." style:num-format="1">
        <style:list-level-properties text:min-label-width="0.64cm"/>
      </text:list-level-style-number>
      <text:list-level-style-number text:level="2" text:style-name="Numbering_20_Symbols" style:num-suffix="." style:num-format="a">
        <style:list-level-properties text:space-before="0.64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<text:s/><text:text-input text:description="Cicle">DAM</text:text-input><text:s/>- <text:text-input text:description="Crèdit">M01</text:text-input><text:tab/><text:tab/><text:text-input text:description="UD">UF2</text:text-input>: Activitat <text:text-input text:description="numActivitat">2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ònica Ramírez Arceda</meta:initial-creator>
    <meta:creation-date>2007-09-23T14:06:49</meta:creation-date>
    <dc:date>2020-04-23T16:53:03.058227750</dc:date>
    <dc:language>ca-ES</dc:language>
    <meta:editing-cycles>36</meta:editing-cycles>
    <meta:editing-duration>PT6H23M5S</meta:editing-duration>
    <meta:document-statistic meta:table-count="2" meta:image-count="0" meta:object-count="0" meta:page-count="4" meta:paragraph-count="153" meta:word-count="683" meta:character-count="4094" meta:non-whitespace-character-count="3616"/>
    <meta:user-defined meta:name="Info 1"/>
    <meta:user-defined meta:name="Info 2"/>
    <meta:user-defined meta:name="Info 3"/>
    <meta:user-defined meta:name="Info 4"/>
  </office:meta>
</office:document-meta>
</file>